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b7a6" officeooo:paragraph-rsid="001cfd2b"/>
    </style:style>
    <style:style style:name="P2" style:family="paragraph" style:parent-style-name="Standard">
      <style:text-properties officeooo:rsid="001d2626" officeooo:paragraph-rsid="001d2626"/>
    </style:style>
    <style:style style:name="P3" style:family="paragraph" style:parent-style-name="Standard">
      <style:text-properties officeooo:rsid="001d37a7" officeooo:paragraph-rsid="001d37a7"/>
    </style:style>
    <style:style style:name="P4" style:family="paragraph" style:parent-style-name="Standard">
      <style:text-properties officeooo:rsid="001e020e" officeooo:paragraph-rsid="001e020e"/>
    </style:style>
    <style:style style:name="P5" style:family="paragraph" style:parent-style-name="Standard">
      <style:text-properties officeooo:rsid="001ec4ac" officeooo:paragraph-rsid="001ec4ac"/>
    </style:style>
    <style:style style:name="P6" style:family="paragraph" style:parent-style-name="Standard">
      <style:text-properties officeooo:rsid="00207bf9" officeooo:paragraph-rsid="00207bf9"/>
    </style:style>
    <style:style style:name="P7" style:family="paragraph" style:parent-style-name="Standard">
      <style:text-properties style:text-underline-style="solid" style:text-underline-width="auto" style:text-underline-color="font-color" officeooo:rsid="001d2626" officeooo:paragraph-rsid="001d2626"/>
    </style:style>
    <style:style style:name="P8" style:family="paragraph" style:parent-style-name="Standard">
      <style:text-properties style:text-underline-style="solid" style:text-underline-width="auto" style:text-underline-color="font-color" officeooo:rsid="001ec4ac" officeooo:paragraph-rsid="001ec4ac"/>
    </style:style>
    <style:style style:name="P9" style:family="paragraph" style:parent-style-name="Standard">
      <style:text-properties style:text-underline-style="solid" style:text-underline-width="auto" style:text-underline-color="font-color" officeooo:rsid="00207bf9" officeooo:paragraph-rsid="00207bf9"/>
    </style:style>
    <style:style style:name="P10" style:family="paragraph" style:parent-style-name="Standard">
      <style:text-properties style:text-underline-style="solid" style:text-underline-width="auto" style:text-underline-color="font-color" officeooo:rsid="0024bbf1" officeooo:paragraph-rsid="0024bbf1"/>
    </style:style>
    <style:style style:name="P11" style:family="paragraph" style:parent-style-name="Standard">
      <style:text-properties style:text-underline-style="solid" style:text-underline-width="auto" style:text-underline-color="font-color" officeooo:rsid="00255744" officeooo:paragraph-rsid="00255744"/>
    </style:style>
    <style:style style:name="P12" style:family="paragraph" style:parent-style-name="Standard">
      <style:text-properties officeooo:rsid="00224896" officeooo:paragraph-rsid="00224896"/>
    </style:style>
    <style:style style:name="P13" style:family="paragraph" style:parent-style-name="Standard">
      <style:text-properties officeooo:rsid="0023e28f" officeooo:paragraph-rsid="00224896"/>
    </style:style>
    <style:style style:name="P14" style:family="paragraph" style:parent-style-name="Standard">
      <style:text-properties style:text-underline-style="none" officeooo:rsid="0024bbf1" officeooo:paragraph-rsid="0024bbf1"/>
    </style:style>
    <style:style style:name="P15" style:family="paragraph" style:parent-style-name="Standard">
      <style:text-properties style:text-underline-style="none" officeooo:rsid="00255744" officeooo:paragraph-rsid="00255744"/>
    </style:style>
    <style:style style:name="P16" style:family="paragraph" style:parent-style-name="Standard">
      <style:text-properties style:text-underline-style="none" officeooo:rsid="00255744" officeooo:paragraph-rsid="00279c06"/>
    </style:style>
    <style:style style:name="P17" style:family="paragraph" style:parent-style-name="Standard">
      <style:text-properties style:text-underline-style="none" officeooo:rsid="00298eec" officeooo:paragraph-rsid="002d082f"/>
    </style:style>
    <style:style style:name="P18" style:family="paragraph" style:parent-style-name="Standard">
      <style:text-properties style:text-underline-style="none" officeooo:rsid="00298eec" officeooo:paragraph-rsid="002e3c17"/>
    </style:style>
    <style:style style:name="P19" style:family="paragraph" style:parent-style-name="Standard">
      <style:text-properties style:text-underline-style="none" officeooo:rsid="002e3c17" officeooo:paragraph-rsid="002e3c17"/>
    </style:style>
    <style:style style:name="P20" style:family="paragraph" style:parent-style-name="Standard">
      <style:text-properties officeooo:rsid="00298eec" officeooo:paragraph-rsid="00298eec"/>
    </style:style>
    <style:style style:name="P21" style:family="paragraph" style:parent-style-name="Standard">
      <style:text-properties officeooo:rsid="00298eec" officeooo:paragraph-rsid="002b51f0"/>
    </style:style>
    <style:style style:name="P22" style:family="paragraph" style:parent-style-name="Standard">
      <style:text-properties officeooo:rsid="00298eec" officeooo:paragraph-rsid="002bc267"/>
    </style:style>
    <style:style style:name="P23" style:family="paragraph" style:parent-style-name="Standard">
      <style:text-properties officeooo:rsid="002b51f0" officeooo:paragraph-rsid="002b51f0"/>
    </style:style>
    <style:style style:name="P24" style:family="paragraph" style:parent-style-name="Standard">
      <style:text-properties officeooo:rsid="002bc267" officeooo:paragraph-rsid="002bc267"/>
    </style:style>
    <style:style style:name="P25" style:family="paragraph" style:parent-style-name="Standard">
      <style:text-properties officeooo:rsid="002d082f" officeooo:paragraph-rsid="002d082f"/>
    </style:style>
    <style:style style:name="T1" style:family="text">
      <style:text-properties officeooo:rsid="001d37a7"/>
    </style:style>
    <style:style style:name="T2" style:family="text">
      <style:text-properties officeooo:rsid="00207b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4896"/>
    </style:style>
    <style:style style:name="T5" style:family="text">
      <style:text-properties officeooo:rsid="0023e28f"/>
    </style:style>
    <style:style style:name="T6" style:family="text">
      <style:text-properties officeooo:rsid="0025e156"/>
    </style:style>
    <style:style style:name="T7" style:family="text">
      <style:text-properties officeooo:rsid="00279c06"/>
    </style:style>
    <style:style style:name="T8" style:family="text">
      <style:text-properties officeooo:rsid="002b51f0"/>
    </style:style>
    <style:style style:name="T9" style:family="text">
      <style:text-properties officeooo:rsid="002bc2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itle: Bootstrapping with Investors or Customers</text:span> <text:s/></text:p>
      <text:p text:style-name="P1"/>
      <text:p text:style-name="P1"/>
      <text:p text:style-name="P7">Name of Advisor: Gil Silberman</text:p>
      <text:p text:style-name="P2"/>
      <text:p text:style-name="P2">Advantage<text:span text:style-name="T1">s</text:span>:</text:p>
      <text:p text:style-name="P2">1. <text:span text:style-name="T1">Can hire people and grow faster</text:span></text:p>
      <text:p text:style-name="P3">2. Investors itself can guide and discpline the start-up</text:p>
      <text:p text:style-name="P3"/>
      <text:p text:style-name="P3">Disadvantages:</text:p>
      <text:p text:style-name="P4">1. Some loss of control over the start-up as the inverstor will be having some shares of that start-up</text:p>
      <text:p text:style-name="P4">2. Sense of getting most performance from least resources can be lost. Start-up funded by investors can be less efficient because of less pain in raising money and hence less gain.</text:p>
      <text:p text:style-name="P4"/>
      <text:p text:style-name="P20">Learning<text:span text:style-name="T8">s</text:span> I had:</text:p>
      <text:p text:style-name="P23">Initial investment helps in growing start-up faster. It also gives guidance and discpline to the start-ups. <text:span text:style-name="T9">But it may end lossing some control as well.</text:span></text:p>
      <text:p text:style-name="P4"/>
      <text:p text:style-name="P4"/>
      <text:p text:style-name="P8">Name: Carlos P. Sava</text:p>
      <text:p text:style-name="P5"/>
      <text:p text:style-name="P5">Advantages:</text:p>
      <text:p text:style-name="P5">1. <text:span text:style-name="T2">Each business needs money for expenses and for purchasing assests. One cannot sell product without a semi-completed product or sale infrastructures. This can be fulfill by investors.</text:span></text:p>
      <text:p text:style-name="P6">2. Start-ups can decide their customers and can give lots of discount to the customers.</text:p>
      <text:p text:style-name="P6">3. Good VC can guide the startup in avoiding the mistakes and managing Case and other resources.</text:p>
      <text:p text:style-name="P6"/>
      <text:p text:style-name="P6">Disdvantages:</text:p>
      <text:p text:style-name="P6">1. Ownership will go down as Investors comes in</text:p>
      <text:p text:style-name="P6"/>
      <text:p text:style-name="P21">Learning<text:span text:style-name="T8">s</text:span> I had:</text:p>
      <text:p text:style-name="P24">In addtion to the point mentioned in my learning above, with initial invesment, startups can choose their customers.</text:p>
      <text:p text:style-name="P6"/>
      <text:p text:style-name="P6"/>
      <text:p text:style-name="P9">Name: Elizabeth Palermo</text:p>
      <text:p text:style-name="P6"/>
      <text:p text:style-name="P6">Advantages:</text:p>
      <text:p text:style-name="P6">1. <text:span text:style-name="T4">Investors are more suited for business in the technology or innovation sectors</text:span></text:p>
      <text:p text:style-name="P12"/>
      <text:p text:style-name="P12">Disadvantages:</text:p>
      <text:p text:style-name="P12">1. Bootstrapping <text:span text:style-name="T5">money from</text:span> customers <text:span text:style-name="T5">is good model for small businesses like that of retail or any other business which already exsisit in some other part of the world.</text:span></text:p>
      <text:p text:style-name="P12"/>
      <text:p text:style-name="P22">Learning<text:span text:style-name="T8">s</text:span> I had:</text:p>
      <text:p text:style-name="P25">Getting money from Investors is important for innovation sectors.</text:p>
      <text:p text:style-name="P13"/>
      <text:p text:style-name="P13"/>
      <text:p text:style-name="P10">Name: John Mullins</text:p>
      <text:p text:style-name="P10"/>
      <text:p text:style-name="P14">Advantages:</text:p>
      <text:p text:style-name="P15">1. Investors can make decision quickly</text:p>
      <text:p text:style-name="P15"><text:soft-page-break/>2. Access to Investors sector knowledge</text:p>
      <text:p text:style-name="P15">3. Better discipline</text:p>
      <text:p text:style-name="P15">4. Investors can mentor the start-up and teach the management skills</text:p>
      <text:p text:style-name="P15">5. No repayment or interest</text:p>
      <text:p text:style-name="P15">6. No need for taking in pesonal assests and money</text:p>
      <text:p text:style-name="P15"/>
      <text:p text:style-name="P15">Disadvantages:</text:p>
      <text:p text:style-name="P15">1. Takes longer time to find suitable Investors</text:p>
      <text:p text:style-name="P15">2. Giving up some shares of your business</text:p>
      <text:p text:style-name="P15"/>
      <text:p text:style-name="P17">Learning<text:span text:style-name="T8">s</text:span> I had:</text:p>
      <text:p text:style-name="P19">Same as above learnings.</text:p>
      <text:p text:style-name="P17"/>
      <text:p text:style-name="P17"/>
      <text:p text:style-name="P11">Name: nibusinessinfo</text:p>
      <text:p text:style-name="P15"/>
      <text:p text:style-name="P15">Advantages:</text:p>
      <text:p text:style-name="P16">1. <text:span text:style-name="T7">Can grow faster becuase of initial important money</text:span></text:p>
      <text:p text:style-name="P16"><text:span text:style-name="T7">2. Can get good guidence from the Investors</text:span> </text:p>
      <text:p text:style-name="P15"/>
      <text:p text:style-name="P15">Disadvantages:</text:p>
      <text:p text:style-name="P15">1. Pandering to V<text:span text:style-name="T6">C</text:span>s is a distraction</text:p>
      <text:p text:style-name="P15">2. Term sheets and shareholders agreement can be burden</text:p>
      <text:p text:style-name="P15">3. Advices giive by VCs are not always good</text:p>
      <text:p text:style-name="P15">4. Stake you keep is small</text:p>
      <text:p text:style-name="P15"/>
      <text:p text:style-name="P18">Learning<text:span text:style-name="T8">s</text:span> I had:</text:p>
      <text:p text:style-name="P19">Finding suitable investors may end up wasting good amout of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3:47:07.848893013</meta:creation-date>
    <dc:date>2016-06-01T00:43:43.456346400</dc:date>
    <meta:editing-duration>PT53M27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2" meta:paragraph-count="50" meta:word-count="397" meta:character-count="2410" meta:non-whitespace-character-count="2060"/>
  </office:meta>
</office:document-meta>
</file>